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color="#FF0000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color="#FF0000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color="#FF0000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color="#FF0000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text-indent="0.4923in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Administration :</text:p>
      <text:p text:style-name="Standard">En tant que membre de l'équipe administrative, je veux voir une liste des différents plannings, afin de les consulter.</text:p>
      <text:p text:style-name="Standard">En tant que membre de l'équipe administrative, je veux qu'il soit possible de mettre à jour les plannings, (afin qu'ils restent à jour).</text:p>
      <text:p text:style-name="Standard">En tant que membre de l'équipe administrative, je veux pouvoir valider une modification, afin de la rendre active.</text:p>
      <text:p text:style-name="Standard">En tant que membre de l'équipe administrative, je veux être informé des différents conflits, afin de les actualiser.</text:p>
      <text:p text:style-name="Standard">En tant que membre de l'équipe administrative, je veux que des solutions aux conflits me soient proposées, afin de les résoudre.</text:p>
      <text:p text:style-name="Standard">En tant que membre de l'équipe administrative, je veux être informé si aucune solution à un conflit n'est possible.</text:p>
      <text:p text:style-name="Standard">En tant que membre de l'équipe administrative, je veux qu'il soit possible de modifier le statut (absent/présent?) des membres du personnel, afin de pouvoir gérer leur absence.</text:p>
      <text:p text:style-name="Standard">En tant que membre de l'équipe administrative, je veux pouvoir créer des nouveaux profils, afin de rajouter des nouveaux membres du personnel.</text:p>
      <text:p text:style-name="Standard">En tant que membre de l'équipe administrative, je veux pouvoir valider ou rejeter une modification proposer par un membre du personnel. (?)</text:p>
      <text:p text:style-name="Standard">En tant que membre de l'équipe administrative, je peux ajouter une nouvelle activité. (?)</text:p>
      <text:p text:style-name="Standard">En tant que membre de l'équipe administrative, je peux modifier le lieu d'une activité. (?)</text:p>
      <text:p text:style-name="Standard">En tant que membre de l'équipe administrative, je peux définir un nombre d'enfants maximum pour une activité. (?)</text:p>
      <text:p text:style-name="Standard">En tant que membre de l'équipe administrative, je peux affecter un membre du personnel à une activité. (?)</text:p>
      <text:p text:style-name="Standard"/>
      <text:p text:style-name="P3">Membre du personnel (=Soignants, enseignants, éducateurs, rééducateurs) :</text:p>
      <text:p text:style-name="Standard">En tant que membre du personnel, je peux consulter mon planning.</text:p>
      <text:p text:style-name="Standard">En tant que membre du personnel, je peux consulter le planning d'un enfant.</text:p>
      <text:p text:style-name="Standard">En tant que membre du personnel, je peux consulter le planning des médecins, éducateurs, enseignants, soignants, pour collaborer avec eux de manière efficace.( ?)</text:p>
      <text:p text:style-name="Standard">En tant que membre du personnel, je veux pouvoir soumettre une modification de mon planning à l'administration, afin que celui-ci reste à jour. (?)</text:p>
      <text:p text:style-name="Standard"/>
      <text:p text:style-name="Standard"><text:span text:style-name="T4">Médecins :</text:span></text:p>
      <text:p text:style-name="Standard">En tant que médecin, je peux consulter des informations médicales sur les enfants.</text:p>
      <text:p text:style-name="Standard">En tant que médecin, je veux que les informations médicales concernant les enfants soient protégées/confidentielles, afin de respecter la déontologie de ma discipline. <text:s/></text:p>
      <text:p text:style-name="Standard"/>
      <text:p text:style-name="P5">Rééducateurs :</text:p>
      <text:p text:style-name="Standard"/>
      <text:p text:style-name="Standard"/>
      <text:p text:style-name="P6">Enseignants :</text:p>
      <text:p text:style-name="Standard"/>
      <text:p text:style-name="P7"/>
      <text:p text:style-name="P8">Éducateurs :</text:p>
      <text:p text:style-name="Standard"/>
      <text:p text:style-name="Standard"><text:span text:style-name="T9">Remarques:</text:span></text:p>
      <text:list text:style-name="LFO1" text:continue-numbering="true">
        <text:list-item>
          <text:p text:style-name="P10">L'IEM n'a comme vacances qu'une semaine au courant de l'année et le mois d'août.</text:p>
        </text:list-item>
        <text:list-item>
          <text:p text:style-name="P11">Pour les vacances des établissement extérieurs, il faudra remplir les séances vides par des activités éducatives au sein de l'IEM.</text:p>
        </text:list-item>
        <text:list-item>
          <text:p text:style-name="P12">Les enfants sont regroupés par tranches d'âge (6) appelées dispositifs.</text:p>
        </text:list-item>
      </text:list>
      <text:p text:style-name="P13">Questions :</text:p>
      <text:p text:style-name="Standard"><text:tab/><text:span text:style-name="T14">→ Est-ce que le planning doit être accessible aux enfants et aux parents depuis internet ? Y faire des demandes ou des modifications ?</text:span><text:line-break/>Non, le planning n'est accessible que par les membres de l'administration. Après sa réalisation, le planning de chaque est imprimé et remis aux parents de l'enfant.<text:line-break/><text:span text:style-name="T15">PS:<text:s/></text:span>Actuellement, l'administration imprime les plannings de tous les enfants puis les découpe pour les remettre aux parents.</text:p>
      <text:p text:style-name="Standard"><text:tab/><text:span text:style-name="T16">→ Description des différents métiers. Des rôles. Les droits qu'ont chaque rôle, en fonction du niveau responsabilité ? Ce qu'ils peuvent voir, faire, etc. Les contraintes liées à chaque rôle.</text:span><text:line-break/><text:span text:style-name="T17">On recevra un mail de la part de l'IEM contenant toutes les informations nécessaires.</text:span></text:p>
      <text:p text:style-name="Standard"><text:tab/><text:span text:style-name="T18">→ Quels sont les différentes membres de l'administration et leur rôle ? (Secrétaire, directeur, …) Qui fait les plannings ? Qui peut les voir ? Les modifier ?</text:span><text:line-break/>Secrétaire médicale: c'est elle qui est responsable de la réalisation des plannings et de leurs modifications.</text:p>
      <text:p text:style-name="Standard"><text:tab/><text:span text:style-name="T19">→ Quels sont les différents types de médecins ? (Kiné, psy, généraliste, etc).</text:span><text:line-break/><text:span text:style-name="T20">On recevra un mail de la part de l'IEM contenant toutes les informations nécessaires.</text:span><text:tab/></text:p>
      <text:p text:style-name="Standard"><text:tab/><text:span text:style-name="T21">→ Est ce qu'il faut préciser le type des activités éducatives (liste prédéfinie et/ou modifiable?) ? Où se font ces activités ? (Transport pour les externes?) Individuelles ou collectives ? Nombre max d'enfants par activités ?</text:span><text:line-break/>Oui, il faudra préciser le type des activités éducatives (c'est justement l'une des demandes de la responsable des activités éducatives)<text:line-break/>Les activités éducatives se font toutes au sein de l'IEM.<text:line-break/>En moyenne, il y a 6 ou 7 enfants par activité éducative et 5 par activité scolaire.</text:p>
      <text:p text:style-name="Standard"><text:tab/><text:span text:style-name="T22">→ Nombre de salles et dispositifs en interne ? Salle à noter dans le planning ou pas ? Être sûr qu'il y a une salle disponible.</text:span><text:line-break/><text:span text:style-name="T23">On recevra un mail de la part de l'IEM contenant toutes les informations nécessaires.</text:span></text:p>
      <text:p text:style-name="Standard"><text:tab/><text:span text:style-name="T24">→ Est-ce l'institut qui s'adapte aux emplois du temps des établissements externes ou le contraire ?</text:span><text:line-break/>Oui, c'est l'institut qui s'adapte aux emplois du temps des établissements externes et des rééducateurs.</text:p>
      <text:p text:style-name="Standard"><text:tab/><text:span text:style-name="T25">→ Quelles sont les différentes contraintes entre les enfants externes et internes ?</text:span><text:line-break/>Les enfants qui ont des activités après 17h passent la nuit à l'IEM et ont des activités à 8h le lendemain matin.</text:p>
      <text:p text:style-name="Standard"><text:tab/><text:span text:style-name="T26">→ Pouvez-vous nous décrire ce que vous entendez par « coopération entre disciplines » ? Ce que cela entraîne pour la gestion des plannings, pour l'administration mais aussi entre chaque membre.</text:span><text:line-break/>Les conflits sont actuellement gérés durant les réunions et on a remarqué la présence d'un tension entre les responsables des disciplines. Conclusion: il ne faut pas permuter des séances d'activités éducatives ou scolaires par de la rééducation et vice versa.</text:p>
      <text:p text:style-name="P27">→<text:span text:style-name="T28"><text:s/>Est-ce qu'on a le droit de voir le planning de quelqu'un d'autre ? (coopération)</text:span><text:line-break/>Seul l'administration a accès aux emplois du temps des enfants.</text:p>
      <text:p text:style-name="Standard"><text:tab/><text:span text:style-name="T29">→ Quelle est votre stratégie pour la gestion des conflits ? Est-ce qu'il y a des priorités « fixes » entre personnels et enfants ? Entre les personnels ? Entre les enfants ?</text:span><text:line-break/>Il faudra mettre en priorité les activités réalisés à l'extérieur de l'IEM suite auxquelles il faudra mettre en place les activités collectives internes, et finalement la rééducation.</text:p>
      <text:p text:style-name="Standard"><text:tab/><text:span text:style-name="T30">→ Description du planning. Éducatif ? IEM ? Etc… Pourquoi il n'y a pas des précisions sur l'activité partout ? Sur le lieu partout ? Est-ce que certaines activités, lieux etc sont par défaut, et que l'on précise uniquement lorsqu'on sort de ce modèle ?</text:span><text:line-break/>Leurs plannings <text:s/>comportent plusieurs erreurs et manquent de précision. Nous sommes supposés leur générer des plannings détaillant la nature et le lieu de chaque activité.</text:p>
      <text:p text:style-name="Standard"><text:tab/><text:span text:style-name="T31">→ Quelles sont les types de données sensibles médicales et confidentielles qui devront être stockés pour le planning ? Dans quel but ? Question de gestion de conflits, des priorités, etc ? Pas moyen de faire sans ? Interaction avec le planning, influence sur lui ? <text:s/></text:span><text:line-break/><text:tab/></text:p>
      <text:p text:style-name="Standard"><text:tab/><text:span text:style-name="T32">→ Est-ce que le planning est le même pour une semaine, ou est-ce qu'il doit être généré sur plusieurs semaines et peut être modifié ? Empêchements ponctuels gérés par le planning ou est-ce que vous gérez ça à côté ? <text:s/></text:span><text:line-break/>Oui, le planning est le même pour toute l'année. Des modifications sont faites en cas d'imprévu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e Mion</meta:initial-creator>
    <dc:creator>Soukaina Aswab</dc:creator>
    <meta:creation-date>2015-10-12T13:48:00Z</meta:creation-date>
    <dc:date>2015-10-12T13:48:00Z</dc:date>
    <meta:template xlink:href="Normal.dotm" xlink:type="simple"/>
    <meta:editing-cycles>32</meta:editing-cycles>
    <meta:editing-duration>PT0S</meta:editing-duration>
    <meta:document-statistic meta:page-count="1" meta:paragraph-count="13" meta:word-count="1077" meta:character-count="6993" meta:row-count="49" meta:non-whitespace-character-count="5929"/>
  </office:meta>
</office:document-meta>
</file>